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8fc97" officeooo:paragraph-rsid="0028fc97"/>
    </style:style>
    <style:style style:name="P2" style:family="paragraph" style:parent-style-name="Text_20_body">
      <style:text-properties officeooo:rsid="001f8af6" officeooo:paragraph-rsid="001f8af6"/>
    </style:style>
    <style:style style:name="P3" style:family="paragraph" style:parent-style-name="Text_20_body">
      <style:text-properties officeooo:rsid="003a9251" officeooo:paragraph-rsid="003a9251"/>
    </style:style>
    <style:style style:name="P4" style:family="paragraph" style:parent-style-name="Text_20_body">
      <style:text-properties officeooo:rsid="0038d130" officeooo:paragraph-rsid="0038d130"/>
    </style:style>
    <style:style style:name="P5" style:family="paragraph" style:parent-style-name="Text_20_body">
      <style:text-properties fo:font-weight="normal" officeooo:rsid="008109f8" officeooo:paragraph-rsid="008109f8" style:font-weight-asian="normal" style:font-weight-complex="normal"/>
    </style:style>
    <style:style style:name="P6" style:family="paragraph" style:parent-style-name="Text_20_body">
      <style:text-properties fo:font-weight="normal" officeooo:rsid="008254ec" officeooo:paragraph-rsid="008254ec" style:font-weight-asian="normal" style:font-weight-complex="normal"/>
    </style:style>
    <style:style style:name="P7" style:family="paragraph" style:parent-style-name="Text_20_body">
      <style:text-properties fo:font-weight="normal" officeooo:rsid="00857ec3" officeooo:paragraph-rsid="00857ec3" style:font-weight-asian="normal" style:font-weight-complex="normal"/>
    </style:style>
    <style:style style:name="P8" style:family="paragraph" style:parent-style-name="Text_20_body">
      <style:text-properties officeooo:paragraph-rsid="003c34fd"/>
    </style:style>
    <style:style style:name="P9" style:family="paragraph" style:parent-style-name="Text_20_body">
      <style:text-properties officeooo:rsid="00356602" officeooo:paragraph-rsid="004d5012"/>
    </style:style>
    <style:style style:name="P10" style:family="paragraph" style:parent-style-name="Text_20_body">
      <style:text-properties officeooo:rsid="004d5012" officeooo:paragraph-rsid="004d5012"/>
    </style:style>
    <style:style style:name="P11" style:family="paragraph" style:parent-style-name="Text_20_body">
      <style:text-properties officeooo:rsid="00640254" officeooo:paragraph-rsid="00697ef6"/>
    </style:style>
    <style:style style:name="P12" style:family="paragraph" style:parent-style-name="Text_20_body">
      <style:text-properties officeooo:rsid="006ba159" officeooo:paragraph-rsid="006ba159"/>
    </style:style>
    <style:style style:name="P13" style:family="paragraph" style:parent-style-name="Text_20_body">
      <style:text-properties officeooo:rsid="006d5121" officeooo:paragraph-rsid="006d5121"/>
    </style:style>
    <style:style style:name="P14" style:family="paragraph" style:parent-style-name="Text_20_body">
      <style:text-properties officeooo:rsid="006d5121" officeooo:paragraph-rsid="006fd983"/>
    </style:style>
    <style:style style:name="P15" style:family="paragraph" style:parent-style-name="Text_20_body">
      <style:text-properties officeooo:rsid="00788f37" officeooo:paragraph-rsid="00788f37"/>
    </style:style>
    <style:style style:name="P16" style:family="paragraph" style:parent-style-name="Text_20_body">
      <style:text-properties officeooo:rsid="007b0b95" officeooo:paragraph-rsid="007b0b95"/>
    </style:style>
    <style:style style:name="P17" style:family="paragraph" style:parent-style-name="Text_20_body">
      <style:text-properties officeooo:rsid="00957c69" officeooo:paragraph-rsid="00957c69"/>
    </style:style>
    <style:style style:name="P18" style:family="paragraph" style:parent-style-name="Text_20_body">
      <style:text-properties officeooo:rsid="00968b6b" officeooo:paragraph-rsid="00968b6b"/>
    </style:style>
    <style:style style:name="P19" style:family="paragraph" style:parent-style-name="Text_20_body">
      <style:text-properties officeooo:rsid="00980f8b" officeooo:paragraph-rsid="00980f8b"/>
    </style:style>
    <style:style style:name="P20" style:family="paragraph" style:parent-style-name="Text_20_body">
      <style:text-properties fo:font-weight="bold" officeooo:rsid="00996338" officeooo:paragraph-rsid="00996338" style:font-weight-asian="bold" style:font-weight-complex="bold"/>
    </style:style>
    <style:style style:name="P21" style:family="paragraph" style:parent-style-name="Text_20_body">
      <style:text-properties fo:font-weight="bold" officeooo:rsid="009aa539" officeooo:paragraph-rsid="009aa539" style:font-weight-asian="bold" style:font-weight-complex="bold"/>
    </style:style>
    <style:style style:name="P22" style:family="paragraph" style:parent-style-name="Text_20_body">
      <style:text-properties officeooo:rsid="00ac50b2" officeooo:paragraph-rsid="00ac50b2"/>
    </style:style>
    <style:style style:name="P23" style:family="paragraph" style:parent-style-name="Text_20_body">
      <style:text-properties officeooo:rsid="00b29a1c" officeooo:paragraph-rsid="00b29a1c"/>
    </style:style>
    <style:style style:name="P24" style:family="paragraph" style:parent-style-name="Heading_20_1">
      <style:text-properties officeooo:rsid="003c34fd" officeooo:paragraph-rsid="003c34fd"/>
    </style:style>
    <style:style style:name="P25" style:family="paragraph" style:parent-style-name="Heading_20_1">
      <style:text-properties officeooo:rsid="001ec6ba" officeooo:paragraph-rsid="001ec6ba"/>
    </style:style>
    <style:style style:name="P26" style:family="paragraph" style:parent-style-name="Heading_20_1">
      <style:text-properties officeooo:rsid="001ec6ba" officeooo:paragraph-rsid="003a9251"/>
    </style:style>
    <style:style style:name="P27" style:family="paragraph" style:parent-style-name="Heading_20_1">
      <style:text-properties officeooo:rsid="003a9251" officeooo:paragraph-rsid="003a9251"/>
    </style:style>
    <style:style style:name="P28" style:family="paragraph" style:parent-style-name="Heading_20_2">
      <style:text-properties officeooo:rsid="0028fc97" officeooo:paragraph-rsid="0028fc97"/>
    </style:style>
    <style:style style:name="P29" style:family="paragraph" style:parent-style-name="Heading_20_3">
      <style:text-properties officeooo:rsid="0061179b" officeooo:paragraph-rsid="0061179b"/>
    </style:style>
    <style:style style:name="P30" style:family="paragraph" style:parent-style-name="Heading_20_3">
      <style:text-properties officeooo:rsid="003a9251" officeooo:paragraph-rsid="003a9251"/>
    </style:style>
    <style:style style:name="P31" style:family="paragraph" style:parent-style-name="Heading_20_3">
      <style:text-properties officeooo:rsid="009ba6fc" officeooo:paragraph-rsid="009ba6fc"/>
    </style:style>
    <style:style style:name="P32" style:family="paragraph" style:parent-style-name="Text_20_body" style:list-style-name="L1">
      <style:text-properties officeooo:rsid="0028fc97" officeooo:paragraph-rsid="0028fc97"/>
    </style:style>
    <style:style style:name="P33" style:family="paragraph" style:parent-style-name="Text_20_body" style:list-style-name="L1">
      <style:text-properties officeooo:rsid="0028fc97" officeooo:paragraph-rsid="002b480a"/>
    </style:style>
    <style:style style:name="P34" style:family="paragraph" style:parent-style-name="Text_20_body" style:list-style-name="L1">
      <style:text-properties officeooo:rsid="002dfcdd" officeooo:paragraph-rsid="002dfcdd"/>
    </style:style>
    <style:style style:name="P35" style:family="paragraph" style:parent-style-name="Text_20_body" style:list-style-name="L2">
      <style:text-properties officeooo:paragraph-rsid="0020db60"/>
    </style:style>
    <style:style style:name="P36" style:family="paragraph" style:parent-style-name="Text_20_body" style:list-style-name="L2">
      <style:text-properties fo:font-weight="normal" officeooo:rsid="0020db60" officeooo:paragraph-rsid="0020db60" style:font-weight-asian="normal" style:font-weight-complex="normal"/>
    </style:style>
    <style:style style:name="P37" style:family="paragraph" style:parent-style-name="Text_20_body">
      <style:text-properties fo:font-weight="normal" officeooo:rsid="00996338" officeooo:paragraph-rsid="00996338" style:font-weight-asian="normal" style:font-weight-complex="normal"/>
    </style:style>
    <style:style style:name="P38" style:family="paragraph" style:parent-style-name="Text_20_body" style:list-style-name="L2">
      <style:text-properties officeooo:rsid="0020db60" officeooo:paragraph-rsid="0020db60"/>
    </style:style>
    <style:style style:name="P39" style:family="paragraph" style:parent-style-name="Text_20_body">
      <style:text-properties officeooo:rsid="00b29a1c" officeooo:paragraph-rsid="00b29a1c"/>
    </style:style>
    <style:style style:name="P40" style:family="paragraph" style:parent-style-name="Text_20_body">
      <style:text-properties fo:font-weight="bold" officeooo:rsid="00b4a00e" officeooo:paragraph-rsid="00b4a00e" style:font-weight-asian="bold" style:font-weight-complex="bold"/>
    </style:style>
    <style:style style:name="P41" style:family="paragraph" style:parent-style-name="Text_20_body">
      <style:text-properties fo:font-weight="bold" officeooo:rsid="00bca6a3" officeooo:paragraph-rsid="00bca6a3" style:font-weight-asian="bold" style:font-weight-complex="bold"/>
    </style:style>
    <style:style style:name="P42" style:family="paragraph" style:parent-style-name="Text_20_body">
      <style:text-properties fo:font-weight="bold" officeooo:rsid="00c602a7" officeooo:paragraph-rsid="00c602a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4c0b" style:font-weight-asian="normal" style:font-weight-complex="normal"/>
    </style:style>
    <style:style style:name="T3" style:family="text">
      <style:text-properties fo:font-weight="normal" officeooo:rsid="006d5121" style:font-weight-asian="normal" style:font-weight-complex="normal"/>
    </style:style>
    <style:style style:name="T4" style:family="text">
      <style:text-properties fo:font-weight="normal" officeooo:rsid="006fd983" style:font-weight-asian="normal" style:font-weight-complex="normal"/>
    </style:style>
    <style:style style:name="T5" style:family="text">
      <style:text-properties fo:font-weight="normal" officeooo:rsid="00709e79" style:font-weight-asian="normal" style:font-weight-complex="normal"/>
    </style:style>
    <style:style style:name="T6" style:family="text">
      <style:text-properties fo:font-weight="normal" officeooo:rsid="007443a7" style:font-weight-asian="normal" style:font-weight-complex="normal"/>
    </style:style>
    <style:style style:name="T7" style:family="text">
      <style:text-properties fo:font-weight="normal" officeooo:rsid="00745288" style:font-weight-asian="normal" style:font-weight-complex="normal"/>
    </style:style>
    <style:style style:name="T8" style:family="text">
      <style:text-properties fo:font-weight="normal" officeooo:rsid="00752f80" style:font-weight-asian="normal" style:font-weight-complex="normal"/>
    </style:style>
    <style:style style:name="T9" style:family="text">
      <style:text-properties fo:font-weight="normal" officeooo:rsid="0080d3f9" style:font-weight-asian="normal" style:font-weight-complex="normal"/>
    </style:style>
    <style:style style:name="T10" style:family="text">
      <style:text-properties fo:font-weight="normal" officeooo:rsid="00857ec3" style:font-weight-asian="normal" style:font-weight-complex="normal"/>
    </style:style>
    <style:style style:name="T11" style:family="text">
      <style:text-properties fo:font-weight="normal" officeooo:rsid="0086478a" style:font-weight-asian="normal" style:font-weight-complex="normal"/>
    </style:style>
    <style:style style:name="T12" style:family="text">
      <style:text-properties fo:font-weight="normal" officeooo:rsid="008998a9" style:font-weight-asian="normal" style:font-weight-complex="normal"/>
    </style:style>
    <style:style style:name="T13" style:family="text">
      <style:text-properties fo:font-weight="normal" officeooo:rsid="008ce594" style:font-weight-asian="normal" style:font-weight-complex="normal"/>
    </style:style>
    <style:style style:name="T14" style:family="text">
      <style:text-properties fo:font-weight="normal" officeooo:rsid="00980f8b" style:font-weight-asian="normal" style:font-weight-complex="normal"/>
    </style:style>
    <style:style style:name="T15" style:family="text">
      <style:text-properties fo:font-weight="normal" officeooo:rsid="009889f5" style:font-weight-asian="normal" style:font-weight-complex="normal"/>
    </style:style>
    <style:style style:name="T16" style:family="text">
      <style:text-properties fo:font-weight="normal" officeooo:rsid="00991659" style:font-weight-asian="normal" style:font-weight-complex="normal"/>
    </style:style>
    <style:style style:name="T17" style:family="text">
      <style:text-properties fo:font-weight="normal" officeooo:rsid="00a1e1f2" style:font-weight-asian="normal" style:font-weight-complex="normal"/>
    </style:style>
    <style:style style:name="T18" style:family="text">
      <style:text-properties fo:font-weight="normal" officeooo:rsid="00a9494e" style:font-weight-asian="normal" style:font-weight-complex="normal"/>
    </style:style>
    <style:style style:name="T19" style:family="text">
      <style:text-properties fo:font-weight="normal" officeooo:rsid="00b2a8b2" style:font-weight-asian="normal" style:font-weight-complex="normal"/>
    </style:style>
    <style:style style:name="T20" style:family="text">
      <style:text-properties fo:font-weight="normal" officeooo:rsid="00b6e79a" style:font-weight-asian="normal" style:font-weight-complex="normal"/>
    </style:style>
    <style:style style:name="T21" style:family="text">
      <style:text-properties fo:font-weight="normal" officeooo:rsid="00ba500f" style:font-weight-asian="normal" style:font-weight-complex="normal"/>
    </style:style>
    <style:style style:name="T22" style:family="text">
      <style:text-properties fo:font-weight="normal" officeooo:rsid="00bb185c" style:font-weight-asian="normal" style:font-weight-complex="normal"/>
    </style:style>
    <style:style style:name="T23" style:family="text">
      <style:text-properties fo:font-weight="normal" officeooo:rsid="00bba873" style:font-weight-asian="normal" style:font-weight-complex="normal"/>
    </style:style>
    <style:style style:name="T24" style:family="text">
      <style:text-properties fo:font-weight="normal" officeooo:rsid="00bd099c" style:font-weight-asian="normal" style:font-weight-complex="normal"/>
    </style:style>
    <style:style style:name="T25" style:family="text">
      <style:text-properties fo:font-weight="normal" officeooo:rsid="00bfbe5c" style:font-weight-asian="normal" style:font-weight-complex="normal"/>
    </style:style>
    <style:style style:name="T26" style:family="text">
      <style:text-properties fo:font-weight="normal" officeooo:rsid="00c603ff" style:font-weight-asian="normal" style:font-weight-complex="normal"/>
    </style:style>
    <style:style style:name="T27" style:family="text">
      <style:text-properties officeooo:rsid="00234c0b"/>
    </style:style>
    <style:style style:name="T28" style:family="text">
      <style:text-properties officeooo:rsid="003a9251"/>
    </style:style>
    <style:style style:name="T29" style:family="text">
      <style:text-properties officeooo:rsid="003c34f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34c0b" style:font-weight-asian="bold" style:font-weight-complex="bold"/>
    </style:style>
    <style:style style:name="T32" style:family="text">
      <style:text-properties fo:font-weight="bold" officeooo:rsid="006d5121" style:font-weight-asian="bold" style:font-weight-complex="bold"/>
    </style:style>
    <style:style style:name="T33" style:family="text">
      <style:text-properties fo:font-weight="bold" officeooo:rsid="006fd983" style:font-weight-asian="bold" style:font-weight-complex="bold"/>
    </style:style>
    <style:style style:name="T34" style:family="text">
      <style:text-properties fo:font-weight="bold" officeooo:rsid="007443a7" style:font-weight-asian="bold" style:font-weight-complex="bold"/>
    </style:style>
    <style:style style:name="T35" style:family="text">
      <style:text-properties fo:font-weight="bold" officeooo:rsid="00745288" style:font-weight-asian="bold" style:font-weight-complex="bold"/>
    </style:style>
    <style:style style:name="T36" style:family="text">
      <style:text-properties fo:font-weight="bold" officeooo:rsid="00800985" style:font-weight-asian="bold" style:font-weight-complex="bold"/>
    </style:style>
    <style:style style:name="T37" style:family="text">
      <style:text-properties fo:font-weight="bold" officeooo:rsid="0080d3f9" style:font-weight-asian="bold" style:font-weight-complex="bold"/>
    </style:style>
    <style:style style:name="T38" style:family="text">
      <style:text-properties fo:font-weight="bold" officeooo:rsid="00857ec3" style:font-weight-asian="bold" style:font-weight-complex="bold"/>
    </style:style>
    <style:style style:name="T39" style:family="text">
      <style:text-properties fo:font-weight="bold" officeooo:rsid="008fd1cf" style:font-weight-asian="bold" style:font-weight-complex="bold"/>
    </style:style>
    <style:style style:name="T40" style:family="text">
      <style:text-properties fo:font-weight="bold" officeooo:rsid="0091952d" style:font-weight-asian="bold" style:font-weight-complex="bold"/>
    </style:style>
    <style:style style:name="T41" style:family="text">
      <style:text-properties fo:font-weight="bold" officeooo:rsid="00a9494e" style:font-weight-asian="bold" style:font-weight-complex="bold"/>
    </style:style>
    <style:style style:name="T42" style:family="text">
      <style:text-properties fo:font-weight="bold" officeooo:rsid="00b2a8b2" style:font-weight-asian="bold" style:font-weight-complex="bold"/>
    </style:style>
    <style:style style:name="T43" style:family="text">
      <style:text-properties officeooo:rsid="0049dbca"/>
    </style:style>
    <style:style style:name="T44" style:family="text">
      <style:text-properties officeooo:rsid="004b8ac0"/>
    </style:style>
    <style:style style:name="T45" style:family="text">
      <style:text-properties officeooo:rsid="004ec2a6"/>
    </style:style>
    <style:style style:name="T46" style:family="text">
      <style:text-properties officeooo:rsid="00515875"/>
    </style:style>
    <style:style style:name="T47" style:family="text">
      <style:text-properties officeooo:rsid="00565464"/>
    </style:style>
    <style:style style:name="T48" style:family="text">
      <style:text-properties officeooo:rsid="0059a876"/>
    </style:style>
    <style:style style:name="T49" style:family="text">
      <style:text-properties officeooo:rsid="005b1e60"/>
    </style:style>
    <style:style style:name="T50" style:family="text">
      <style:text-properties officeooo:rsid="005be38f"/>
    </style:style>
    <style:style style:name="T51" style:family="text">
      <style:text-properties officeooo:rsid="005d2abf"/>
    </style:style>
    <style:style style:name="T52" style:family="text">
      <style:text-properties officeooo:rsid="00640254"/>
    </style:style>
    <style:style style:name="T53" style:family="text">
      <style:text-properties officeooo:rsid="0064ce12"/>
    </style:style>
    <style:style style:name="T54" style:family="text">
      <style:text-properties officeooo:rsid="00697ef6"/>
    </style:style>
    <style:style style:name="T55" style:family="text">
      <style:text-properties officeooo:rsid="006d0292"/>
    </style:style>
    <style:style style:name="T56" style:family="text">
      <style:text-properties officeooo:rsid="0078eab5"/>
    </style:style>
    <style:style style:name="T57" style:family="text">
      <style:text-properties officeooo:rsid="007a502b"/>
    </style:style>
    <style:style style:name="T58" style:family="text">
      <style:text-properties officeooo:rsid="007cd948"/>
    </style:style>
    <style:style style:name="T59" style:family="text">
      <style:text-properties officeooo:rsid="007e06e3"/>
    </style:style>
    <style:style style:name="T60" style:family="text">
      <style:text-properties officeooo:rsid="0080d3f9"/>
    </style:style>
    <style:style style:name="T61" style:family="text">
      <style:text-properties officeooo:rsid="0081944a"/>
    </style:style>
    <style:style style:name="T62" style:family="text">
      <style:text-properties officeooo:rsid="00844bee"/>
    </style:style>
    <style:style style:name="T63" style:family="text">
      <style:text-properties officeooo:rsid="00857ec3"/>
    </style:style>
    <style:style style:name="T64" style:family="text">
      <style:text-properties officeooo:rsid="008890e0"/>
    </style:style>
    <style:style style:name="T65" style:family="text">
      <style:text-properties officeooo:rsid="008b5094"/>
    </style:style>
    <style:style style:name="T66" style:family="text">
      <style:text-properties officeooo:rsid="008bfdd6"/>
    </style:style>
    <style:style style:name="T67" style:family="text">
      <style:text-properties officeooo:rsid="008c2011"/>
    </style:style>
    <style:style style:name="T68" style:family="text">
      <style:text-properties officeooo:rsid="008fd1cf"/>
    </style:style>
    <style:style style:name="T69" style:family="text">
      <style:text-properties officeooo:rsid="00958220"/>
    </style:style>
    <style:style style:name="T70" style:family="text">
      <style:text-properties officeooo:rsid="009cb8cc"/>
    </style:style>
    <style:style style:name="T71" style:family="text">
      <style:text-properties officeooo:rsid="009e5acb"/>
    </style:style>
    <style:style style:name="T72" style:family="text">
      <style:text-properties officeooo:rsid="00a08a3b"/>
    </style:style>
    <style:style style:name="T73" style:family="text">
      <style:text-properties officeooo:rsid="00ad27bf"/>
    </style:style>
    <style:style style:name="T74" style:family="text">
      <style:text-properties officeooo:rsid="00affb0a"/>
    </style:style>
    <style:style style:name="T75" style:family="text">
      <style:text-properties officeooo:rsid="00b2a8b2"/>
    </style:style>
    <style:style style:name="T76" style:family="text">
      <style:text-properties officeooo:rsid="00c089c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Intro</text:h>
      <text:p text:style-name="P8">An experienced backend developer with expert proficiency in the native Python3 libraries and related technologies, <text:span text:style-name="T29">s</text:span>pecialising in computer vision, web frameworks and data mining</text:p>
      <text:h text:style-name="P25" text:outline-level="1">Computer Vision</text:h>
      <text:h text:style-name="P28" text:outline-level="2">Solar Cell Defect <text:span text:style-name="T44">Detection</text:span></text:h>
      <text:p text:style-name="P9">Synopsis:</text:p>
      <text:p text:style-name="P10"><text:span text:style-name="T45">Helper package for an</text:span> ML defect detection pipeline. <text:span text:style-name="T46">Manages splitting, preprocessing and recomposition of electroluminescent </text:span>images from the solar panel manufacturing process</text:p>
      <text:p text:style-name="P1">Technical Notes:</text:p>
      <text:list xml:id="list740498504" text:style-name="L1">
        <text:list-item>
          <text:p text:style-name="P32"><text:span text:style-name="T38">V</text:span><text:span text:style-name="T30">ectorization</text:span> <text:span text:style-name="T63">and</text:span><text:span text:style-name="T38"> multi-threading</text:span><text:span text:style-name="T10"> </text:span><text:span text:style-name="T11">accelerate</text:span><text:span text:style-name="T12">s</text:span><text:span text:style-name="T11"> </text:span>processing of high-resolution image matrices</text:p>
        </text:list-item>
        <text:list-item>
          <text:p text:style-name="P33"><text:span text:style-name="Strong_20_Emphasis"><text:span text:style-name="T64">B</text:span></text:span><text:span text:style-name="Strong_20_Emphasis">espoke registration module</text:span> <text:span text:style-name="T65">exploits</text:span> medical imaging techniques and workflows to accurately align low-information, sparsely featured cell images </text:p>
        </text:list-item>
        <text:list-item>
          <text:p text:style-name="P34">A sequence of <text:span text:style-name="Strong_20_Emphasis">non-linear convolutions</text:span> exposes otherwise hidden defects (e.g. hairline cracks) </text:p>
        </text:list-item>
        <text:list-item>
          <text:p text:style-name="P32">Base Image class spun into bindings for <text:span text:style-name="Strong_20_Emphasis">simplified and Pythonic image processing pipelines</text:span> - <text:a xlink:type="simple" xlink:href="https://github.com/gravy-jones-locker/imgravy" text:style-name="Internet_20_link" text:visited-style-name="Visited_20_Internet_20_Link">ImGravy</text:a></text:p>
        </text:list-item>
      </text:list>
      <text:h text:style-name="P29" text:outline-level="3">LIDAR Building Segmentation</text:h>
      <text:p text:style-name="P4">Synopsis</text:p>
      <text:p text:style-name="P4"><text:span text:style-name="T43">High-accuracy s</text:span>egment<text:span text:style-name="T43">ation of</text:span> LIDAR <text:span text:style-name="T50">arrays</text:span> into individual buildings. <text:span text:style-name="T47">Generates visual and coordinate </text:span><text:span text:style-name="T52">building location </text:span><text:span text:style-name="T53">outputs </text:span><text:span text:style-name="T47">from </text:span><text:span text:style-name="T49">raw </text:span><text:span text:style-name="T48">input </text:span><text:span text:style-name="T51">data</text:span></text:p>
      <text:p text:style-name="P2">Technical Notes:</text:p>
      <text:list xml:id="list4111391375" text:style-name="L2">
        <text:list-item>
          <text:p text:style-name="P35">Thresholding <text:span text:style-name="Strong_20_Emphasis">height-normalized point clouds</text:span> to a given 'first-storey' value derives rough building outlines </text:p>
        </text:list-item>
        <text:list-item>
          <text:p text:style-name="P36">Basic morphological operations (erosion; dilation) consolidate initial areas of interest using custom kernels for enhanced precision</text:p>
        </text:list-item>
        <text:list-item>
          <text:p text:style-name="P38"><text:span text:style-name="T2">An iterative process of </text:span><text:span text:style-name="Strong_20_Emphasis"><text:span text:style-name="T27">Hierarchical Rectangular Polygon Fitting</text:span></text:span><text:span text:style-name="T2"> </text:span><text:a xlink:type="simple" xlink:href="https://www.researchgate.net/profile/Hossein-Arefi/publication/225002968_From_LIDAR_Point_Clouds_to_3D_Building_Models/links/5819e9b208ae30a2c01c8c17/From-LIDAR-Point-Clouds-to-3D-Building-Models.pdf" text:style-name="Internet_20_link" text:visited-style-name="Visited_20_Internet_20_Link"><text:span text:style-name="T31">(Arefi 2009)</text:span></text:a><text:span text:style-name="T31"> </text:span><text:span text:style-name="T2">extracts shapes with roughly orthogonal edges </text:span></text:p>
        </text:list-item>
        <text:list-item>
          <text:p text:style-name="P38">Subsequent <text:span text:style-name="Strong_20_Emphasis">post-processing algorithms</text:span> refine the output of HRPF to achieve the required level of accuracy and remove processing artefacts</text:p>
        </text:list-item>
      </text:list>
      <text:h text:style-name="P26" text:outline-level="1"><text:soft-page-break/>Computer Vision/<text:span text:style-name="T28">Web Frameworks</text:span></text:h>
      <text:h text:style-name="P30" text:outline-level="3">Trading Alert System</text:h>
      <text:p text:style-name="P3">Synopsis:</text:p>
      <text:p text:style-name="P11">Always-on solution for monitoring key trading <text:span text:style-name="T67">metrics</text:span>. <text:span text:style-name="T54">Captures and parses chart images for </text:span><text:span text:style-name="T66">alert criteria</text:span><text:span text:style-name="T54">, specified through a configurable frontend</text:span></text:p>
      <text:p text:style-name="P3">Technical Notes:</text:p>
      <text:p text:style-name="P12">1. <text:span text:style-name="T55">Trading c</text:span>harts rendered in virtual memory using <text:span text:style-name="T30">Xvfb display server </text:span><text:span text:style-name="T1">with no need to maintain a physical display</text:span></text:p>
      <text:p text:style-name="P13"><text:span text:style-name="T1">2. </text:span><text:span text:style-name="T13">Alert</text:span><text:span text:style-name="T6"> criteria (exchange; asset; relevant thresholds) configured through a </text:span><text:span text:style-name="T34">Jinja templated dashboard </text:span><text:span text:style-name="T7">and wired to backend logic using the </text:span><text:span text:style-name="T30">Django </text:span><text:span text:style-name="T35">web </text:span><text:span text:style-name="T30">framework</text:span></text:p>
      <text:p text:style-name="P12"><text:span text:style-name="T1">2. </text:span><text:span text:style-name="T3">Chart indicators detected using color masking in the </text:span><text:span text:style-name="T32">HSV colorspace </text:span><text:span text:style-name="T3">and minimum pixel thresholds</text:span></text:p>
      <text:p text:style-name="P14"><text:span text:style-name="T3">3. </text:span><text:span text:style-name="T8">Alert n</text:span><text:span text:style-name="T4">otifications sent with the </text:span><text:span text:style-name="T33">smtplib native Python3 library </text:span><text:span text:style-name="T5">to a configurable recipient email address</text:span></text:p>
      <text:h text:style-name="P27" text:outline-level="1">Web Frameworks/Data Mining</text:h>
      <text:h text:style-name="P30" text:outline-level="3">EU-Pdf Portal</text:h>
      <text:p text:style-name="P3">Synopsis:</text:p>
      <text:p text:style-name="P15">Interface for bulk downloading pdf search results from EU sites. <text:span text:style-name="T59">Generates</text:span><text:span text:style-name="T58"> </text:span><text:span text:style-name="T56">downloadable archives </text:span><text:span text:style-name="T58">of </text:span><text:span text:style-name="T56">document text content </text:span><text:span text:style-name="T57">and metadata </text:span><text:span text:style-name="T58">from query URL</text:span></text:p>
      <text:p text:style-name="P3">Technical Notes:</text:p>
      <text:p text:style-name="P16">1. <text:span text:style-name="T60">Extracts relevant content from search </text:span><text:span text:style-name="T62">hits </text:span><text:span text:style-name="T60">using site-specific xpath data and </text:span><text:span text:style-name="T9">a</text:span><text:span text:style-name="T37"> s</text:span><text:span text:style-name="T36">imulated Selenium </text:span><text:span text:style-name="T37">browser session</text:span></text:p>
      <text:p text:style-name="P5">2. Programmatically determines the number of results and executes multiple <text:span text:style-name="T30">fallback iterations </text:span>in case of connection or runtime failure<text:span text:style-name="T61">s</text:span></text:p>
      <text:p text:style-name="P6">3. <text:span text:style-name="T63">Dynamic logs rendered on </text:span><text:span text:style-name="T38">Jinja templated frontend </text:span><text:span text:style-name="T63">for monitoring and diagnostics by the end user</text:span></text:p>
      <text:p text:style-name="P7">4. <text:span text:style-name="T68">Executes </text:span><text:span text:style-name="T39">serverside </text:span><text:span text:style-name="T40">P</text:span><text:span text:style-name="T39">df parsing </text:span><text:span text:style-name="T68">to avoid excessive download sizes</text:span></text:p>
      <text:h text:style-name="P27" text:outline-level="1">Data Mining</text:h>
      <text:h text:style-name="P30" text:outline-level="3">Resume Parsing</text:h>
      <text:p text:style-name="P3">Synopsis: </text:p>
      <text:p text:style-name="P17">Package for extracting structured data from candidate resume Pdfs..Converts floating character encodings to labelled field/value pairs. <text:span text:style-name="T69">Currently </text:span><text:span text:style-name="T72">live at </text:span><text:span text:style-name="T69">Rezi.</text:span><text:span text:style-name="T72">ai</text:span><text:span text:style-name="T69"> (Seoul)</text:span></text:p>
      <text:p text:style-name="P3"><text:soft-page-break/>Technical Notes:</text:p>
      <text:p text:style-name="P18">Leverages <text:span text:style-name="T30">spatial, formatting </text:span><text:span text:style-name="T1">and</text:span><text:span text:style-name="T30"> </text:span><text:span text:style-name="T41">semantic</text:span><text:span text:style-name="T1"> information </text:span><text:span text:style-name="T14">to </text:span><text:span text:style-name="T18">detect field types and build into </text:span><text:span text:style-name="T41">output JSON payload</text:span></text:p>
      <text:p text:style-name="P19"><text:span text:style-name="T16">Optimisation </text:span><text:span text:style-name="T1">submodule implements </text:span><text:span text:style-name="T30">recursive learning</text:span><text:span text:style-name="T1"> for </text:span><text:span text:style-name="T15">continuous</text:span><text:span text:style-name="T1"> improvemen</text:span><text:span text:style-name="T15">t </text:span><text:span text:style-name="T17">while minimising development time</text:span></text:p>
      <text:p text:style-name="P20">Input agnostic<text:span text:style-name="T1"> structure ensures workability for a broad range of resume formats</text:span></text:p>
      <text:p text:style-name="P21"><text:span text:style-name="T1">Built for </text:span>lightweight deployment<text:span text:style-name="T1"> on a microservices framework like GCP/AWS Lambda etc.</text:span></text:p>
      <text:p text:style-name="P37"/>
      <text:h text:style-name="P31" text:outline-level="3"><text:span text:style-name="T70">Ppt</text:span> <text:span text:style-name="T71">Data </text:span>E<text:span text:style-name="T70">xtraction</text:span></text:h>
      <text:p text:style-name="P3">Synopsis:</text:p>
      <text:p text:style-name="P22">Pipeline for extracting data from slide tables into spreadsheet format. <text:span text:style-name="T74">Facilitates</text:span><text:span text:style-name="T73"> programmatic unpacking of common Ppt formats </text:span><text:span text:style-name="T74">and conventions</text:span></text:p>
      <text:p text:style-name="P3">Technical Notes:</text:p>
      <text:p text:style-name="P23"><text:span text:style-name="T76">S</text:span>lide table<text:span text:style-name="T75">s </text:span><text:span text:style-name="T76">are exposed </text:span>as Pythonic data stru<text:span text:style-name="T75">ctures using </text:span><text:span text:style-name="T42">custom iterators</text:span><text:span text:style-name="T19"> and intelligent column parsing</text:span></text:p>
      <text:p text:style-name="P40">Static format configurations<text:span text:style-name="T1"> </text:span><text:span text:style-name="T21">facilitate </text:span><text:span text:style-name="T20">extensibilit</text:span><text:span text:style-name="T21">y </text:span><text:span text:style-name="T22">to new </text:span><text:span text:style-name="T23">Ppt </text:span><text:span text:style-name="T22">formats</text:span><text:span text:style-name="T20"> without unnecessary codebase edits</text:span></text:p>
      <text:p text:style-name="P41"><text:span text:style-name="T1">Post-processing steps </text:span><text:span text:style-name="T24">verif</text:span><text:span text:style-name="T25">y</text:span><text:span text:style-name="T24"> extraction accuracy </text:span><text:span text:style-name="T1">and perform </text:span>additional cleaning</text:p>
      <text:p text:style-name="P42"><text:span text:style-name="T1">The </text:span>Pandas library <text:span text:style-name="T1">collates multiple input files of any configured format into one output object/</text:span><text:span text:style-name="T26">file</text:span></text:p>
      <text:p text:style-name="P23"><text:span text:style-name="T4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3:39:55.950066881</meta:creation-date>
    <dc:date>2021-12-28T22:03:57.116369062</dc:date>
    <meta:editing-duration>PT17H24M25S</meta:editing-duration>
    <meta:editing-cycles>151</meta:editing-cycles>
    <meta:generator>LibreOffice/7.2.4.1$Linux_X86_64 LibreOffice_project/27d75539669ac387bb498e35313b970b7fe9c4f9</meta:generator>
    <meta:document-statistic meta:table-count="0" meta:image-count="0" meta:object-count="0" meta:page-count="3" meta:paragraph-count="54" meta:word-count="557" meta:character-count="4100" meta:non-whitespace-character-count="3600"/>
  </office:meta>
</office:document-meta>
</file>